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132"/>
    <style:style style:name="ce3" style:family="table-cell" style:parent-style-name="Default" style:data-style-name="N2"/>
    <style:style style:name="ce4" style:family="table-cell" style:parent-style-name="Default" style:data-style-name="N138"/>
    <style:style style:name="ce5" style:family="table-cell" style:parent-style-name="Default" style:data-style-name="N135"/>
    <style:style style:name="ce6" style:family="table-cell" style:parent-style-name="Default" style:data-style-name="N1"/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mension</text:p>
          </table:table-cell>
          <table:table-cell table:style-name="Default" office:value-type="string" calcext:value-type="string">
            <text:p>Quantity</text:p>
          </table:table-cell>
          <table:table-cell/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W [mil]</text:p>
          </table:table-cell>
          <table:table-cell table:style-name="Default" office:value-type="float" office:value="25.6" calcext:value-type="float">
            <text:p>25.6</text:p>
          </table:table-cell>
          <table:table-cell/>
          <table:table-cell office:value-type="string" calcext:value-type="string">
            <text:p>Trace width chosen based on compatibility with component footprints and spacing</text:p>
          </table:table-cell>
        </table:table-row>
        <table:table-row table:style-name="ro1">
          <table:table-cell office:value-type="string" calcext:value-type="string">
            <text:p>h [mil]</text:p>
          </table:table-cell>
          <table:table-cell table:style-name="Default" office:value-type="float" office:value="13.4" calcext:value-type="float">
            <text:p>13.4</text:p>
          </table:table-cell>
          <table:table-cell/>
          <table:table-cell office:value-type="string" calcext:value-type="string">
            <text:p>Substrate height chosen to result in 50 ohm characteristic impedance given the trace width above</text:p>
          </table:table-cell>
        </table:table-row>
        <table:table-row table:style-name="ro1">
          <table:table-cell office:value-type="string" calcext:value-type="string">
            <text:p>W [m]</text:p>
          </table:table-cell>
          <table:table-cell table:style-name="ce2" table:formula="of:=[.B2]*0.0000254" office:value-type="float" office:value="0.00065024" calcext:value-type="float">
            <text:p>0.000650</text:p>
          </table:table-cell>
          <table:table-cell/>
          <table:table-cell office:value-type="string" calcext:value-type="string">
            <text:p>40 mil trace → [m]</text:p>
          </table:table-cell>
        </table:table-row>
        <table:table-row table:style-name="ro1">
          <table:table-cell office:value-type="string" calcext:value-type="string">
            <text:p>h [m]</text:p>
          </table:table-cell>
          <table:table-cell table:style-name="ce2" table:formula="of:=[.B3]*0.0000254" office:value-type="float" office:value="0.00034036" calcext:value-type="float">
            <text:p>0.000340</text:p>
          </table:table-cell>
          <table:table-cell/>
          <table:table-cell office:value-type="string" calcext:value-type="string">
            <text:p>62 mil / 3 ~ 20 mil → [m]</text:p>
          </table:table-cell>
        </table:table-row>
        <table:table-row table:style-name="ro1">
          <table:table-cell office:value-type="string" calcext:value-type="string">
            <text:p>W/h []</text:p>
          </table:table-cell>
          <table:table-cell table:formula="of:=[.B4]/[.B5]" office:value-type="float" office:value="1.91044776119403" calcext:value-type="float">
            <text:p>1.91</text:p>
          </table:table-cell>
          <table:table-cell/>
          <table:table-cell office:value-type="string" calcext:value-type="string">
            <text:p>W/h &gt;= 1 must be true for eqs. 2.5.5 and 2.5.7 below to be valid</text:p>
          </table:table-cell>
        </table:table-row>
        <table:table-row table:style-name="ro1">
          <table:table-cell office:value-type="string" calcext:value-type="string">
            <text:p>er []</text:p>
          </table:table-cell>
          <table:table-cell table:style-name="Default" office:value-type="float" office:value="4.45" calcext:value-type="float">
            <text:p>4.45</text:p>
          </table:table-cell>
          <table:table-cell/>
          <table:table-cell office:value-type="string" calcext:value-type="string">
            <text:p>Dielectric constant of FR4</text:p>
          </table:table-cell>
        </table:table-row>
        <table:table-row table:style-name="ro1">
          <table:table-cell office:value-type="string" calcext:value-type="string">
            <text:p>eff []</text:p>
          </table:table-cell>
          <table:table-cell table:formula="of:=([.B7]+1)/2+([.B7]-1)/2*(1+12*[.B5]/[.B4])^(-1/2)" office:value-type="float" office:value="3.36427265536467" calcext:value-type="float">
            <text:p>3.36</text:p>
          </table:table-cell>
          <table:table-cell/>
          <table:table-cell office:value-type="string" calcext:value-type="string">
            <text:p>Effective dielectric constant of FR4 with air above for microstrip transmission lines based on W, h, and er above (Gonzalez p.144 eq. 2.5.7)</text:p>
          </table:table-cell>
        </table:table-row>
        <table:table-row table:style-name="ro1">
          <table:table-cell office:value-type="string" calcext:value-type="string">
            <text:p>Z0 [<text:span text:style-name="T1">Ω]</text:span></text:p>
          </table:table-cell>
          <table:table-cell table:formula="of:=(120*PI()/[.B8]^(1/2))/([.B4]/[.B5]+1.393+0.667*LN([.B4]/[.B5]+1.444))" office:value-type="float" office:value="49.9998568584454" calcext:value-type="float">
            <text:p>50.00</text:p>
          </table:table-cell>
          <table:table-cell/>
          <table:table-cell office:value-type="string" calcext:value-type="string">
            <text:p>Microstrip transmission line impedance based on W, h, and er above (Gonzalez p.144 eq. 2.5.6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0 [Hz]</text:p>
          </table:table-cell>
          <table:table-cell table:style-name="ce4" office:value-type="float" office:value="500000000" calcext:value-type="float">
            <text:p>500E+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λ0 [m]</text:p>
          </table:table-cell>
          <table:table-cell table:style-name="ce5" table:formula="of:=300000000/[.B11]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λ [m]</text:p>
          </table:table-cell>
          <table:table-cell table:style-name="ce5" table:formula="of:=[.B12]/[.B7]^(1/2)*([.B7]/(1+0.63*([.B7]-1)*([.B4]/[.B5])^0.1255))^(1/2)" office:value-type="float" office:value="0.327451216171277" calcext:value-type="float">
            <text:p>0.3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λ [mm]</text:p>
          </table:table-cell>
          <table:table-cell table:style-name="ce6" table:formula="of:=[.B13]*1000" office:value-type="float" office:value="327.451216171278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mm/deg]</text:p>
          </table:table-cell>
          <table:table-cell table:style-name="ce5" table:formula="of:=[.B14]/360" office:value-type="float" office:value="0.909586711586882" calcext:value-type="float">
            <text:p>0.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deg [mm]</text:p>
          </table:table-cell>
          <table:table-cell table:formula="of:=[.$B$15]*1" office:value-type="float" office:value="0.909586711586882" calcext:value-type="float">
            <text:p>0.91</text:p>
          </table:table-cell>
          <table:table-cell table:style-name="ce5" table:formula="of:=[.B16]/25.4" office:value-type="float" office:value="0.0358105004561765" calcext:value-type="float">
            <text:p>0.036</text:p>
          </table:table-cell>
          <table:table-cell office:value-type="string" calcext:value-type="string">
            <text:p>0.016 inches for 1100 MHz</text:p>
          </table:table-cell>
        </table:table-row>
        <table:table-row table:style-name="ro1">
          <table:table-cell office:value-type="string" calcext:value-type="string">
            <text:p>2 deg [mm]</text:p>
          </table:table-cell>
          <table:table-cell table:formula="of:=[.$B$15]*2" office:value-type="float" office:value="1.81917342317376" calcext:value-type="float">
            <text:p>1.82</text:p>
          </table:table-cell>
          <table:table-cell table:style-name="ce5" table:formula="of:=[.B17]/25.4" office:value-type="float" office:value="0.0716210009123529" calcext:value-type="float">
            <text:p>0.072</text:p>
          </table:table-cell>
          <table:table-cell office:value-type="string" calcext:value-type="string">
            <text:p>0.032inches for 1100 MHz</text:p>
          </table:table-cell>
        </table:table-row>
        <table:table-row table:style-name="ro1">
          <table:table-cell office:value-type="string" calcext:value-type="string">
            <text:p>5 deg [mm]</text:p>
          </table:table-cell>
          <table:table-cell table:formula="of:=[.$B$15]*5" office:value-type="float" office:value="4.54793355793441" calcext:value-type="float">
            <text:p>4.55</text:p>
          </table:table-cell>
          <table:table-cell table:style-name="ce5" table:formula="of:=[.B18]/25.4" office:value-type="float" office:value="0.179052502280882" calcext:value-type="float">
            <text:p>0.179</text:p>
          </table:table-cell>
          <table:table-cell office:value-type="string" calcext:value-type="string">
            <text:p>0.081 inches for 1100 MHz</text:p>
          </table:table-cell>
        </table:table-row>
        <table:table-row table:style-name="ro1">
          <table:table-cell office:value-type="string" calcext:value-type="string">
            <text:p>10 deg [mm]</text:p>
          </table:table-cell>
          <table:table-cell table:formula="of:=[.$B$15]*10" office:value-type="float" office:value="9.09586711586882" calcext:value-type="float">
            <text:p>9.10</text:p>
          </table:table-cell>
          <table:table-cell table:style-name="ce5" table:formula="of:=[.B19]/25.4" office:value-type="float" office:value="0.358105004561765" calcext:value-type="float">
            <text:p>0.358</text:p>
          </table:table-cell>
          <table:table-cell/>
        </table:table-row>
        <table:table-row table:style-name="ro1">
          <table:table-cell office:value-type="string" calcext:value-type="string">
            <text:p>45 deg [mm]</text:p>
          </table:table-cell>
          <table:table-cell table:formula="of:=[.$B$15]*45" office:value-type="float" office:value="40.9314020214097" calcext:value-type="float">
            <text:p>40.93</text:p>
          </table:table-cell>
          <table:table-cell table:style-name="ce5" table:formula="of:=[.B20]/25.4" office:value-type="float" office:value="1.61147252052794" calcext:value-type="float">
            <text:p>1.611</text:p>
          </table:table-cell>
          <table:table-cell/>
        </table:table-row>
        <table:table-row table:style-name="ro1">
          <table:table-cell office:value-type="string" calcext:value-type="string">
            <text:p>90 deg [mm]</text:p>
          </table:table-cell>
          <table:table-cell table:formula="of:=[.$B$15]*90" office:value-type="float" office:value="81.8628040428194" calcext:value-type="float">
            <text:p>81.86</text:p>
          </table:table-cell>
          <table:table-cell table:style-name="ce5" table:formula="of:=[.B21]/25.4" office:value-type="float" office:value="3.22294504105588" calcext:value-type="float">
            <text:p>3.223</text:p>
          </table:table-cell>
          <table:table-cell office:value-type="string" calcext:value-type="string">
            <text:p>3.418 inches for 470 MHz</text:p>
          </table:table-cell>
        </table:table-row>
        <table:table-row table:style-name="ro1">
          <table:table-cell office:value-type="string" calcext:value-type="string">
            <text:p>180 deg [mm]</text:p>
          </table:table-cell>
          <table:table-cell table:formula="of:=[.$B$15]*180" office:value-type="float" office:value="163.725608085639" calcext:value-type="float">
            <text:p>163.73</text:p>
          </table:table-cell>
          <table:table-cell table:style-name="ce5" table:formula="of:=[.B22]/25.4" office:value-type="float" office:value="6.44589008211176" calcext:value-type="float">
            <text:p>6.446</text:p>
          </table:table-cell>
          <table:table-cell/>
        </table:table-row>
        <table:table-row table:style-name="ro1">
          <table:table-cell office:value-type="string" calcext:value-type="string">
            <text:p>360 deg [mm]</text:p>
          </table:table-cell>
          <table:table-cell table:formula="of:=[.$B$15]*360" office:value-type="float" office:value="327.451216171278" calcext:value-type="float">
            <text:p>327.45</text:p>
          </table:table-cell>
          <table:table-cell table:style-name="ce5" table:formula="of:=[.B23]/25.4" office:value-type="float" office:value="12.8917801642235" calcext:value-type="float">
            <text:p>12.8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7" loext:min-decimal-places="17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number:number-style style:name="N137">
      <number:scientific-number number:decimal-places="1" loext:min-decimal-places="1" number:min-integer-digits="1" number:min-exponent-digits="2" loext:exponent-interval="3" loext:forced-exponent-sign="true"/>
    </number:number-style>
    <number:number-style style:name="N138">
      <number:scientific-number number:decimal-places="0" loext:min-decimal-places="0" number:min-integer-digits="1" number:min-exponent-digits="2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10:47:50.722092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2:29:49.149462053</meta:creation-date>
    <dc:date>2020-07-24T10:51:43.997575263</dc:date>
    <meta:editing-duration>P2DT1H27M57S</meta:editing-duration>
    <meta:editing-cycles>57</meta:editing-cycles>
    <meta:generator>LibreOffice/6.0.7.3$Linux_X86_64 LibreOffice_project/00m0$Build-3</meta:generator>
    <meta:document-statistic meta:table-count="1" meta:cell-count="65" meta:object-count="0"/>
  </office:meta>
</office:document-meta>
</file>